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extbody" style:master-page-name="MP0" style:family="paragraph">
      <style:paragraph-properties fo:break-before="page"/>
    </style:style>
    <style:style style:name="T2" style:parent-style-name="StrongEmphasis" style:family="text">
      <style:text-properties style:text-underline-type="single" style:text-underline-style="solid" style:text-underline-width="auto" style:text-underline-mode="continuous"/>
    </style:style>
    <style:style style:name="T3" style:parent-style-name="StrongEmphasis" style:family="text">
      <style:text-properties style:text-underline-type="single" style:text-underline-style="solid" style:text-underline-width="auto" style:text-underline-mode="continuous"/>
    </style:style>
    <style:style style:name="T4" style:parent-style-name="StrongEmphasis" style:family="text">
      <style:text-properties style:text-underline-type="single" style:text-underline-style="solid" style:text-underline-width="auto" style:text-underline-mode="continuous"/>
    </style:style>
    <style:style style:name="T5" style:parent-style-name="StrongEmphasis" style:family="text">
      <style:text-properties style:text-underline-type="single" style:text-underline-style="solid" style:text-underline-width="auto" style:text-underline-mode="continuous"/>
    </style:style>
    <style:style style:name="T6" style:parent-style-name="StrongEmphasis" style:family="text">
      <style:text-properties style:text-underline-type="single" style:text-underline-style="solid" style:text-underline-width="auto" style:text-underline-mode="continuous"/>
    </style:style>
    <style:style style:name="P7" style:parent-style-name="Textbody" style:family="paragraph">
      <style:text-properties fo:font-weight="bold" style:font-weight-asian="bold" fo:language="en" fo:country="GB"/>
    </style:style>
    <style:style style:name="P8" style:parent-style-name="Textbody" style:family="paragraph">
      <style:text-properties fo:language="en" fo:country="GB"/>
    </style:style>
    <style:style style:name="P9" style:parent-style-name="Textbody" style:family="paragraph">
      <style:text-properties fo:language="en" fo:country="GB"/>
    </style:style>
    <style:style style:name="P10" style:parent-style-name="Textbody" style:family="paragraph">
      <style:text-properties fo:language="en" fo:country="GB"/>
    </style:style>
    <style:style style:name="P11" style:parent-style-name="Textbody" style:family="paragraph">
      <style:text-properties fo:language="en" fo:country="GB"/>
    </style:style>
    <style:style style:name="P12" style:parent-style-name="Textbody" style:family="paragraph">
      <style:text-properties fo:language="en" fo:country="GB"/>
    </style:style>
    <style:style style:name="P13" style:parent-style-name="Textbody" style:family="paragraph">
      <style:text-properties fo:font-weight="bold" style:font-weight-asian="bold" fo:language="en" fo:country="GB"/>
    </style:style>
    <style:style style:name="P14" style:parent-style-name="Textbody" style:family="paragraph">
      <style:text-properties fo:language="en" fo:country="GB"/>
    </style:style>
    <style:style style:name="P15" style:parent-style-name="Textbody" style:family="paragraph">
      <style:text-properties fo:language="en" fo:country="GB"/>
    </style:style>
    <style:style style:name="P16" style:parent-style-name="Textbody" style:family="paragraph">
      <style:text-properties fo:font-weight="bold" style:font-weight-asian="bold" fo:language="en" fo:country="GB"/>
    </style:style>
    <style:style style:name="P17" style:parent-style-name="Textbody" style:family="paragraph">
      <style:text-properties fo:language="en" fo:country="GB"/>
    </style:style>
    <style:style style:name="P18" style:parent-style-name="Textbody" style:family="paragraph">
      <style:text-properties fo:language="en" fo:country="GB"/>
    </style:style>
    <style:style style:name="P19" style:parent-style-name="Textbody" style:family="paragraph">
      <style:text-properties fo:font-weight="bold" style:font-weight-asian="bold" fo:language="en" fo:country="GB"/>
    </style:style>
    <style:style style:name="P20" style:parent-style-name="Textbody" style:family="paragraph">
      <style:text-properties fo:language="en" fo:country="GB"/>
    </style:style>
    <style:style style:name="P21" style:parent-style-name="Textbody" style:family="paragraph">
      <style:text-properties fo:language="en" fo:country="GB"/>
    </style:style>
    <style:style style:name="P22" style:parent-style-name="Textbody" style:family="paragraph">
      <style:text-properties fo:language="en" fo:country="GB"/>
    </style:style>
    <style:style style:name="P23" style:parent-style-name="Textbody" style:family="paragraph">
      <style:text-properties fo:language="en" fo:country="GB"/>
    </style:style>
    <style:style style:name="P24" style:parent-style-name="Textbody" style:family="paragraph">
      <style:text-properties fo:font-weight="bold" style:font-weight-asian="bold" fo:language="en" fo:country="GB"/>
    </style:style>
    <style:style style:name="P25" style:parent-style-name="Textbody" style:family="paragraph">
      <style:text-properties fo:language="de" fo:country="DE"/>
    </style:style>
    <style:style style:name="P26" style:parent-style-name="Textbody" style:family="paragraph">
      <style:text-properties fo:language="de" fo:country="DE"/>
    </style:style>
    <style:style style:name="P27" style:parent-style-name="Textbody" style:family="paragraph">
      <style:text-properties fo:font-weight="bold" style:font-weight-asian="bold" fo:language="en" fo:country="GB"/>
    </style:style>
    <style:style style:name="P28" style:parent-style-name="Textbody" style:family="paragraph">
      <style:text-properties fo:language="de" fo:country="DE"/>
    </style:style>
    <style:style style:name="P29" style:parent-style-name="Textbody" style:family="paragraph">
      <style:text-properties fo:language="de" fo:country="DE"/>
    </style:style>
  </office:automatic-styles>
  <office:body>
    <office:text text:use-soft-page-breaks="true">
      <text:p text:style-name="P1"><text:span text:style-name="StrongEmphasis">Protokoll</text:span></text:p>
      <text:p text:style-name="Textbody"><text:span text:style-name="T2">Allgemeine Programmübersicht</text:span><text:line-break/>Das Ziel des Programmes ist die Verwaltung von Aktien in den letzten 30 Tagen. Der Fokus liegt hier auf der Implementierung einer Hashtabelle. Geachtet wird hierbei auf Kollision und Effizienz. Die Funktionalität der Verwaltung wird durch Hinzufügen, Löschen, Suchen, Importieren von Kursdaten sowie einer grafischen Darstellung (Plot) definiert. Zusätzliche Features wären Laden und Speichern der Daten.</text:p>
      <text:p text:style-name="Textbody"><text:span text:style-name="T3">Datenstruktur</text:span><text:line-break/>Die Datenstruktur ist hier eine Hashtabelle mit einer festen Größe. Dabei wurde für die Tabellenstruktur ein Array (std::vector) von Slots verwendet. Jeder Slot (Struct) besteht aus einem Aktienobjekt und einem Status (EMPTY, OCCUPIED, DELETED).</text:p>
      <text:p text:style-name="Textbody">Die Größe der Tabelle wurde auf 2003 festgelegt, um sicherzustellen, dass der Füllgrad (ca. 1.5x–2x so groß wie die Anzahl der Einträge) niedrig genug bleibt, jedoch die Tabelle trotzdem nicht zu viel Speicher benötigt. Je niedriger der Füllgrad, desto geringer ist die Wahrscheinlichkeit einer Kollision.</text:p>
      <text:p text:style-name="Textbody">Die Speicherung der Aktien erfolgt über das Aktienkürzel. Dieses wird als Schlüssel verwendet und dient zur Berechnung des Index in der Hashtabelle, wodurch die Zugriffsgeschwindigkeit verbessert wird.</text:p>
      <text:p text:style-name="Textbody"><text:span text:style-name="T4">Hashfunktion</text:span><text:line-break/>In der Hashfunktion wird jeder Buchstabe (Character) eines Wortes in einen Integer umgewandelt. Mithilfe einer Primzahl wird eine gleichmäßige Verteilung ermöglicht. Dieser Prozess erfolgt iterativ über alle Buchstaben. Schlussendlich wird der Index mit modulo der Größe der Hashtabelle begrenzt.</text:p>
      <text:p text:style-name="Textbody">Durch die quadratische Sondierung wird sichergestellt, dass Kollisionen gelöst werden. Bei jeder Kollision wird mithilfe der Formel <text:s/>(hash + i²) % TabellenGröße ein neuer Index berechnet. Das i wird schrittweise erhöht, bis ein freier Platz gefunden wird.</text:p>
      <text:p text:style-name="Textbody"><text:span text:style-name="T5">Löschalgorithmus</text:span><text:line-break/>Beim Löschen eines Elementes wird ein Feld als DELETED markiert, um die Suchoperation nicht vorzeitig abbrechen zu lassen. Würde ein Feld auf EMPTY gesetzt werden, könnten später eingefügte Kollisionsfelder nicht mehr gefunden werden. Durch die Verwendung von DELETED bleibt die Struktur der Hashtabelle erhalten und alle Elemente bleiben weiterhin erreichbar.</text:p>
      <text:p text:style-name="Textbody"/>
      <text:p text:style-name="Textbody"/>
      <text:p text:style-name="Textbody"/>
      <text:p text:style-name="Textbody"/>
      <text:p text:style-name="Textbody"/>
      <text:p text:style-name="Textbody"/>
      <text:p text:style-name="Textbody"/>
      <text:p text:style-name="Textbody"/>
      <text:soft-page-break/>
      <text:p text:style-name="Textbody"><text:span text:style-name="T6">Aufwandsabschätzung</text:span></text:p>
      <text:p text:style-name="Textbody"><text:span text:style-name="StrongEmphasis">ADD (Einfügen einer Aktie in der Hashtabelle, quadratische Sondierung)</text:span><text:line-break/>Best-case wird direkt ein freier Platz im Index gefunden. O(1).<text:line-break/>Average-case wenige Sondierungen (1–3). O(1).</text:p>
      <text:p text:style-name="Textbody">Worst-case viele Kollisionen, fast alle Felder werden durchsucht. O(n).</text:p>
      <text:p text:style-name="P7">Bei 1000 Aktien:</text:p>
      <text:p text:style-name="P8">Best Case: 1 Operation</text:p>
      <text:p text:style-name="P9">Average-Case; 1-3<text:s/>Operation</text:p>
      <text:p text:style-name="P10">Worst-Case: bis 1000 Operation</text:p>
      <text:p text:style-name="P11"><text:line-break/></text:p>
      <text:p text:style-name="P12"/>
      <text:p text:style-name="Textbody"><text:span text:style-name="StrongEmphasis">DELETE (Löschen einer Aktie in der Hashtabelle, quadratische Sondierung)</text:span><text:line-break/>Best-case wird direkt am berechneten Index gefunden und gelöscht. O(1).<text:line-break/>Average-case wenige Sondierungen (1–3). O(1).<text:s/><text:line-break/>Worst-case viele Kollisionen, fast die ganze Tabelle wird durchsucht. O(n).</text:p>
      <text:p text:style-name="P13">Bei 1000 Aktien:</text:p>
      <text:p text:style-name="P14">Best Case: 1</text:p>
      <text:p text:style-name="P15">Average-Case; 1-3</text:p>
      <text:p text:style-name="Textbody">Worst-Case: bis 1000</text:p>
      <text:p text:style-name="Textbody"/>
      <text:p text:style-name="Textbody"><text:span text:style-name="StrongEmphasis">SEARCH (Suche nach Kürzel in der Hashtabelle)</text:span><text:line-break/>Best-case direkt am Index gefunden. O(1).<text:line-break/>Average-case wenige Sondierungen (1–3). O(1).<text:s/><text:line-break/>Worst-case viele Felder der Hashtabelle werden überprüft. O(n).</text:p>
      <text:p text:style-name="P16">Bei 1000 Aktien:</text:p>
      <text:p text:style-name="P17">Best Case: 1</text:p>
      <text:p text:style-name="P18">Average-Case; 1-3</text:p>
      <text:p text:style-name="Textbody">Worst-Case: bis 1000</text:p>
      <text:p text:style-name="Textbody"/>
      <text:p text:style-name="Textbody"/>
      <text:p text:style-name="Textbody"/>
      <text:p text:style-name="Textbody"/>
      <text:p text:style-name="Textbody"/>
      <text:p text:style-name="Textbody"/>
      <text:soft-page-break/>
      <text:p text:style-name="Textbody"><text:span text:style-name="StrongEmphasis">SEARCH (Suche nach Name über Array/Vektor)</text:span><text:line-break/>Best-case Element gleich am Anfang gefunden. O(1).<text:line-break/>Average-case etwa die Hälfte der Elemente wird durchsucht (ca. 500 bei 1000). O(n).<text:line-break/>Worst-case gesamtes Array wird durchsucht. O(n).</text:p>
      <text:p text:style-name="P19">Bei 1000 Aktien:</text:p>
      <text:p text:style-name="P20">Best Case: 1</text:p>
      <text:p text:style-name="P21">Average-Case;<text:s/>500 average</text:p>
      <text:p text:style-name="P22">Worst-Case: bis 1000</text:p>
      <text:p text:style-name="P23"/>
      <text:p text:style-name="Textbody"><text:span text:style-name="StrongEmphasis">IMPORT (Kursdaten laden in der Hashtabelle + Datei/CSV Verarbeitung)</text:span><text:line-break/>Best-case Aktie sofort gefunden und Daten klein. O(1).<text:line-break/>Average-case Suche (1–3 Zugriffe) + CSV (30 Einträge). O(1).<text:line-break/>Worst-case viele Sondierungen + Einlesen der Datei. O(n).</text:p>
      <text:p text:style-name="P24">Bei 1000 Aktien:</text:p>
      <text:p text:style-name="P25">Best Case: 1 + 30<text:s/>verarbeitungsschritte</text:p>
      <text:p text:style-name="P26">Average-Case; 1-3 +<text:s/>30 verarbeitungsschritte</text:p>
      <text:p text:style-name="Textbody">Worst-Case: bis 1000 + 30 Verarbeitungsschritte</text:p>
      <text:p text:style-name="Textbody"/>
      <text:p text:style-name="Textbody"><text:span text:style-name="StrongEmphasis">PLOT (ASCII-Darstellung, Iteration über Vektor)</text:span><text:line-break/>Best-case alle Daten werden durchlaufen (30 Einträge). O(1).<text:line-break/>Average-case alle Daten werden durchlaufen. O(1).<text:line-break/>Worst-case alle Daten werden durchlaufen. O(1).</text:p>
      <text:p text:style-name="P27">Bei 1000 Aktien:</text:p>
      <text:p text:style-name="P28">Best Case: 1<text:s/>+ 30<text:s/>verarbeitungsschritte</text:p>
      <text:p text:style-name="P29">Average-Case; 1-3<text:s/>+<text:s/>30 verarbeitungsschritte</text:p>
      <text:p text:style-name="Textbody">Worst-Case: bis 1000<text:s/>+ 30 Verarbeitungsschritte</text:p>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SimSun" style:font-name-complex="Liberation Mono"/>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leksandar Tesinic</dc:creator>
    <meta:creation-date>2026-03-17T19:06:00Z</meta:creation-date>
    <dc:date>2026-03-17T22:44:00Z</dc:date>
    <meta:template xlink:href="Normal.dotm" xlink:type="simple"/>
    <meta:editing-cycles>6</meta:editing-cycles>
    <meta:editing-duration>PT0S</meta:editing-duration>
    <meta:document-statistic meta:page-count="3" meta:paragraph-count="8" meta:word-count="576" meta:character-count="4201" meta:row-count="30" meta:non-whitespace-character-count="3633"/>
  </office:meta>
</office:document-meta>
</file>